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Tahoma" svg:font-family="Tahoma" style:font-pitch="variable"/>
    <style:font-face style:name="Albany AMT" svg:font-family="'Albany AMT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Button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nButtonPress?language=Basic&amp;location=document"/>
              </office:event-listeners>
            </form:button>
          </form:form>
        </office:forms>
        <table:table-column table:style-name="co1" table:number-columns-repeated="3" table:default-cell-style-name="Default"/>
        <table:table-row table:style-name="ro1">
          <table:table-cell table:number-columns-repeated="3" office:value-type="float" office:value="3">
            <text:p>3</text:p>
          </table:table-cell>
        </table:table-row>
        <table:table-row table:style-name="ro1">
          <table:table-cell table:number-columns-repeated="3" office:value-type="float" office:value="3">
            <text:p>3</text:p>
          </table:table-cell>
        </table:table-row>
        <table:table-row table:style-name="ro1">
          <table:table-cell table:number-columns-repeated="3" office:value-type="float" office:value="3">
            <text:p>3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>
            <draw:control table:end-cell-address="Sheet1.E11" table:end-x="0.1594in" table:end-y="0.1512in" draw:z-index="0" draw:text-style-name="P1" svg:width="1.8732in" svg:height="0.6311in" svg:x="0.0638in" svg:y="0.022in" draw:control="control1"/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Tahoma" svg:font-family="Tahoma" style:font-pitch="variable"/>
    <style:font-face style:name="Albany AMT" svg:font-family="'Albany AMT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Tahoma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6-01">06/01/2005</text:date>, <text:time>10:4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-pre$Linux OpenOffice.org_project/680$Build-8825</meta:generator>
    <meta:creation-date>2005-05-11T11:24:13</meta:creation-date>
    <dc:date>2005-06-01T10:44:43</dc:date>
    <dc:language>en-US</dc:language>
    <meta:editing-cycles>59</meta:editing-cycles>
    <meta:editing-duration>PT1H18M54S</meta:editing-duration>
    <meta:user-defined meta:name="Info 1"/>
    <meta:user-defined meta:name="Info 2"/>
    <meta:user-defined meta:name="Info 3"/>
    <meta:user-defined meta:name="Info 4"/>
    <meta:document-statistic meta:table-count="3" meta:cell-count="9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OnButtonPress

MsgBox("Active Workbook name is " + ActiveWorkbook.Path)
sheet = ActiveWorkbook.ActiveSheet
MsgBox("ActiveSheet Name is " + sheet.Name + " Cell A3 = " + sheet.Range("A3").Value )
MsgBox("Number of rows in the range is" + sheet.Range("A1:B3").Count )
sheet.Range("A1:B3").Clear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